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976" officeooo:paragraph-rsid="00182976"/>
    </style:style>
    <style:style style:name="P2" style:family="paragraph" style:parent-style-name="Standard">
      <style:text-properties style:font-name="NanumBarunGothic" fo:font-size="16pt" style:text-underline-style="none" officeooo:rsid="001f759e" officeooo:paragraph-rsid="001f759e" style:font-size-asian="14pt" style:font-size-complex="16pt"/>
    </style:style>
    <style:style style:name="P3" style:family="paragraph" style:parent-style-name="Standard">
      <style:text-properties style:font-name="NanumBarunGothic" fo:font-size="20pt" style:text-underline-style="solid" style:text-underline-width="auto" style:text-underline-color="font-color" officeooo:rsid="001c31fb" officeooo:paragraph-rsid="001c31fb" style:font-size-asian="17.5pt" style:font-size-complex="20pt"/>
    </style:style>
    <style:style style:name="T1" style:family="text">
      <style:text-properties officeooo:rsid="00182976"/>
    </style:style>
    <style:style style:name="T2" style:family="text">
      <style:text-properties officeooo:rsid="0025f7a1"/>
    </style:style>
    <style:style style:name="T3" style:family="text">
      <style:text-properties style:text-underline-style="none"/>
    </style:style>
    <style:style style:name="T4" style:family="text">
      <style:text-properties fo:font-size="18pt" style:text-underline-style="none" style:font-size-asian="15.75pt" style:font-size-complex="18pt"/>
    </style:style>
    <style:style style:name="T5" style:family="text">
      <style:text-properties fo:font-size="18pt" style:text-underline-style="none" officeooo:rsid="0025f7a1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C++ <text:s/>GRAMMAR : <text:span text:style-name="T4"><text:s/></text:span><text:span text:style-name="T5">(for and if constructs)</text:span></text:p>
      <text:p text:style-name="P3"/>
      <text:p text:style-name="P2">TEAM MEMBERS :</text:p>
      <text:p text:style-name="P2"/>
      <text:p text:style-name="P2"><text:tab/>ARPIT SINGH <text:s text:c="2"/>(01FB16ECS073)</text:p>
      <text:p text:style-name="P2"><text:tab/>ASHISH SANU (01FB16ECS075)</text:p>
      <text:p text:style-name="P2"><text:tab/>BILAL SHAKIL <text:s/>(01FB16ECS091)</text:p>
      <text:p text:style-name="Standard"/>
      <text:p text:style-name="Standard"/>
      <text:p text:style-name="Standard"/>
      <text:p text:style-name="Standard">start:</text:p>
      <text:p text:style-name="Standard"><text:s text:c="6"/>INCLUDE start | function start | <text:s/>class start | nam start | declaration start |</text:p>
      <text:p text:style-name="Standard"><text:s text:c="6"/>;</text:p>
      <text:p text:style-name="Standard"/>
      <text:p text:style-name="Standard">nam : USING NAMESPACE <text:span text:style-name="T1">obj</text:span> ';' ;</text:p>
      <text:p text:style-name="Standard"/>
      <text:p text:style-name="Standard">class :</text:p>
      <text:p text:style-name="Standard"><text:tab/><text:tab/>CLASS ID '{' classbdy '}' <text:s/>classobj ';'</text:p>
      <text:p text:style-name="Standard"><text:tab/><text:tab/> ; </text:p>
      <text:p text:style-name="Standard"/>
      <text:p text:style-name="Standard">classbdy :</text:p>
      <text:p text:style-name="Standard"><text:tab/><text:tab/>ACCESS ':' classbdy | declaration classbdy | function classbdy | ;</text:p>
      <text:p text:style-name="Standard"/>
      <text:p text:style-name="Standard">classobj : ID ',' classobj | ID | ;</text:p>
      <text:p text:style-name="Standard"/>
      <text:p text:style-name="Standard">function:</text:p>
      <text:p text:style-name="Standard"><text:tab/> <text:s/>type ID '(' arg_list ')' <text:s/>compound_statement <text:s/>|</text:p>
      <text:p text:style-name="Standard"><text:tab/> <text:s/>type ID '(' ')' <text:s/>compound_statement | </text:p>
      <text:p text:style-name="Standard"><text:tab/> <text:s/>type ID '(' type_list ')' ';' |</text:p>
      <text:p text:style-name="Standard"><text:tab/> <text:s/>type ID ':'':' ID '(' arg_list ')' <text:s/>compound_statement |</text:p>
      <text:p text:style-name="Standard"><text:tab/> <text:s/>type ID ':'':' ID '(' ')' <text:s/>compound_statement </text:p>
      <text:p text:style-name="Standard"><text:tab/> <text:s/>;</text:p>
      <text:p text:style-name="Standard"/>
      <text:p text:style-name="Standard">arg_list : arg ',' arg_list | arg ;</text:p>
      <text:p text:style-name="Standard"/>
      <text:p text:style-name="Standard">type_list : type ',' type_list | type ;</text:p>
      <text:p text:style-name="Standard"/>
      <text:p text:style-name="Standard">arg:</text:p>
      <text:p text:style-name="Standard"><text:tab/>type ID | </text:p>
      <text:p text:style-name="Standard"><text:tab/>;</text:p>
      <text:p text:style-name="Standard"/>
      <text:p text:style-name="Standard">compound_statement:</text:p>
      <text:p text:style-name="Standard"><text:tab/> <text:s/>'{' statement_list '}' |</text:p>
      <text:p text:style-name="Standard"><text:tab/> <text:s/>'{' '}'</text:p>
      <text:p text:style-name="Standard"><text:soft-page-break/><text:tab/> <text:s/>;</text:p>
      <text:p text:style-name="Standard"/>
      <text:p text:style-name="Standard">statement_list:</text:p>
      <text:p text:style-name="Standard"><text:tab/><text:tab/>statement | </text:p>
      <text:p text:style-name="Standard"><text:tab/><text:tab/>statement statement_list</text:p>
      <text:p text:style-name="Standard"><text:tab/><text:tab/>;</text:p>
      <text:p text:style-name="Standard"/>
      <text:p text:style-name="Standard">statement:</text:p>
      <text:p text:style-name="Standard"><text:tab/><text:tab/>declaration |</text:p>
      <text:p text:style-name="Standard"><text:tab/><text:tab/>assignment |</text:p>
      <text:p text:style-name="Standard"><text:tab/><text:tab/>array |</text:p>
      <text:p text:style-name="Standard"><text:tab/><text:tab/>for |</text:p>
      <text:p text:style-name="Standard"><text:tab/><text:tab/>if_else|</text:p>
      <text:p text:style-name="Standard"><text:tab/><text:tab/>function_call <text:s/>|</text:p>
      <text:p text:style-name="Standard"><text:tab/><text:tab/>RETURN expression ';'</text:p>
      <text:p text:style-name="Standard"/>
      <text:p text:style-name="Standard"><text:tab/><text:tab/>;</text:p>
      <text:p text:style-name="Standard"/>
      <text:p text:style-name="Standard"/>
      <text:p text:style-name="Standard">declaration:</text:p>
      <text:p text:style-name="Standard"><text:tab/><text:tab/>type identifier_list ';' ;</text:p>
      <text:p text:style-name="Standard"/>
      <text:p text:style-name="Standard">identifier_list:</text:p>
      <text:p text:style-name="Standard"><text:tab/><text:tab/>ID ',' identifier_list | ID </text:p>
      <text:p text:style-name="Standard"><text:tab/><text:tab/>;</text:p>
      <text:p text:style-name="Standard"/>
      <text:p text:style-name="Standard">assignment:</text:p>
      <text:p text:style-name="Standard"><text:tab/><text:tab/>ID '=' expression ';' |</text:p>
      <text:p text:style-name="Standard"><text:tab/><text:tab/>type ID '=' expression ';'</text:p>
      <text:p text:style-name="Standard"><text:tab/><text:tab/>;</text:p>
      <text:p text:style-name="Standard"/>
      <text:p text:style-name="Standard"/>
      <text:p text:style-name="Standard">for:</text:p>
      <text:p text:style-name="Standard"><text:tab/><text:tab/>FOR '(' assignment <text:s/>expression <text:s/>';' expression ')' compound_statement |</text:p>
      <text:p text:style-name="Standard"/>
      <text:p text:style-name="Standard"><text:tab/><text:tab/>FOR '(' assignment <text:s/>expression <text:s/>';' expression ')' statement |</text:p>
      <text:p text:style-name="Standard"/>
      <text:p text:style-name="Standard"><text:tab/><text:tab/>FOR '(' ';' expression ';' ')' compound_statement |</text:p>
      <text:p text:style-name="Standard"/>
      <text:p text:style-name="Standard"><text:tab/><text:tab/>FOR '(' ';' ';' ')' compound_statement |</text:p>
      <text:p text:style-name="Standard"/>
      <text:p text:style-name="Standard"><text:tab/><text:tab/>FOR '(' assignment ';' ')' compound_statement | </text:p>
      <text:p text:style-name="Standard"/>
      <text:p text:style-name="Standard"><text:tab/><text:tab/>FOR '(' assignment expression ';' ')' compound_statement |</text:p>
      <text:p text:style-name="Standard"/>
      <text:p text:style-name="Standard"><text:tab/><text:tab/>FOR '(' ';' expression ';' expression ')' compound_statement |</text:p>
      <text:p text:style-name="Standard"/>
      <text:p text:style-name="Standard"><text:tab/><text:tab/>FOR '(' assignment ';'expression ')' compound_statement </text:p>
      <text:p text:style-name="Standard"><text:tab/><text:tab/>;</text:p>
      <text:p text:style-name="Standard"><text:soft-page-break/></text:p>
      <text:p text:style-name="Standard">if_else:</text:p>
      <text:p text:style-name="Standard"><text:tab/><text:tab/>IF '(' expression ')' compound_statement |</text:p>
      <text:p text:style-name="Standard"><text:tab/><text:tab/>if_else ELSE IF '('expression ')' compound_statement |</text:p>
      <text:p text:style-name="Standard"><text:tab/><text:tab/>if_else ELSE compound_statement </text:p>
      <text:p text:style-name="Standard"><text:tab/><text:tab/>;</text:p>
      <text:p text:style-name="Standard"/>
      <text:p text:style-name="Standard"/>
      <text:p text:style-name="Standard">expression : expression AND rel_exp | expression OR rel_exp | NOT rel_exp | rel_exp ;</text:p>
      <text:p text:style-name="Standard"/>
      <text:p text:style-name="Standard">rel_exp : rel_exp relop add_expression | add_expression ;</text:p>
      <text:p text:style-name="Standard"/>
      <text:p text:style-name="Standard">add_expression : add_expression '+' mul_expression | add_expression '-' mul_expression | <text:tab/><text:tab/><text:tab/><text:tab/> <text:s text:c="3"/>mul_expression ;</text:p>
      <text:p text:style-name="Standard"/>
      <text:p text:style-name="Standard">mul_expression : mul_expression '*' cast_exp | <text:s/>mul_expression '/' cast_exp | cast_exp ;</text:p>
      <text:p text:style-name="Standard"/>
      <text:p text:style-name="Standard">cast_exp : unary_exp | '(' type ')' cast_exp ;</text:p>
      <text:p text:style-name="Standard"/>
      <text:p text:style-name="Standard">unary_exp : exp | INCR exp | DECR exp | exp INCR | exp DECR | unary_op exp ;</text:p>
      <text:p text:style-name="Standard"/>
      <text:p text:style-name="Standard">unary_op : '-' | '+' | '&amp;' | '!' ;</text:p>
      <text:p text:style-name="Standard"/>
      <text:p text:style-name="Standard">exp : base | exp '(' ')' | exp '(' identifier_list ')' ;</text:p>
      <text:p text:style-name="Standard"/>
      <text:p text:style-name="Standard">base : ID | NUM | FNUM | STRING | '(' expression')' ;</text:p>
      <text:p text:style-name="Standard"/>
      <text:p text:style-name="Standard">relop : LE | GE | GT | LT | EE <text:s/>| NE ;</text:p>
      <text:p text:style-name="Standard"/>
      <text:p text:style-name="Standard">array:</text:p>
      <text:p text:style-name="Standard"><text:tab/><text:tab/>type ID '[' NUM ']' ';' <text:s text:c="2"/>|</text:p>
      <text:p text:style-name="Standard"><text:tab/><text:tab/>type ID '[' NUM ']' '=' STRING ';' <text:s text:c="2"/>|</text:p>
      <text:p text:style-name="Standard"><text:tab/><text:tab/>ID '[' NUM ']' '=' STRING ';' |</text:p>
      <text:p text:style-name="Standard"><text:tab/><text:tab/>type ID '[' NUM ']' '=' NUM ';' <text:s/>|</text:p>
      <text:p text:style-name="Standard"><text:tab/><text:tab/>ID '[' NUM ']' '=' NUM ';' <text:s/></text:p>
      <text:p text:style-name="Standard"><text:tab/><text:tab/>;</text:p>
      <text:p text:style-name="Standard"/>
      <text:p text:style-name="Standard">function_call:</text:p>
      <text:p text:style-name="Standard"><text:tab/><text:tab/>ID '(' identifier_list ')' ';'</text:p>
      <text:p text:style-name="Standard"><text:tab/><text:tab/>ID '(' ')' ';'</text:p>
      <text:p text:style-name="Standard"><text:tab/><text:tab/>;</text:p>
      <text:p text:style-name="P1">obj : <text:tab/>STD;</text:p>
      <text:p text:style-name="Standard"/>
      <text:p text:style-name="Standard">type:</text:p>
      <text:p text:style-name="Standard"><text:s/><text:tab/><text:tab/>INT | VOID | CHAR | FLOAT <text:s/>| DOUBLE | BOOL</text:p>
      <text:p text:style-name="Standard"><text:s/><text:tab/><text:tab/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0:51:56.924553616</meta:creation-date>
    <dc:date>2019-03-22T01:02:41.177386712</dc:date>
    <meta:editing-duration>PT10M4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3" meta:paragraph-count="93" meta:word-count="465" meta:character-count="2722" meta:non-whitespace-character-count="2170"/>
  </office:meta>
</office:document-meta>
</file>